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60d67" officeooo:paragraph-rsid="00060d67" style:font-size-asian="10.5pt"/>
    </style:style>
    <style:style style:name="P2" style:family="paragraph" style:parent-style-name="Standard">
      <style:text-properties fo:language="ca" fo:country="ES" style:text-underline-style="solid" style:text-underline-width="auto" style:text-underline-color="font-color" fo:font-weight="bold" officeooo:rsid="00060d67" officeooo:paragraph-rsid="00060d67" style:font-size-asian="10.5pt" style:font-weight-asian="bold" style:font-weight-complex="bold"/>
    </style:style>
    <style:style style:name="P3" style:family="paragraph" style:parent-style-name="Standard">
      <style:text-properties fo:language="ca" fo:country="ES" style:text-underline-style="solid" style:text-underline-width="auto" style:text-underline-color="font-color" fo:font-weight="bold" officeooo:rsid="00065283" officeooo:paragraph-rsid="00065283" style:font-size-asian="10.5pt" style:font-weight-asian="bold" style:font-weight-complex="bold"/>
    </style:style>
    <style:style style:name="P4" style:family="paragraph" style:parent-style-name="Standard">
      <style:text-properties fo:language="ca" fo:country="ES" style:text-underline-style="solid" style:text-underline-width="auto" style:text-underline-color="font-color" fo:font-weight="bold" officeooo:rsid="0007eac6" officeooo:paragraph-rsid="0007eac6" style:font-size-asian="10.5pt" style:font-weight-asian="bold" style:font-weight-complex="bold"/>
    </style:style>
    <style:style style:name="P5" style:family="paragraph" style:parent-style-name="Standard">
      <style:text-properties fo:language="ca" fo:country="ES" style:text-underline-style="solid" style:text-underline-width="auto" style:text-underline-color="font-color" fo:font-weight="bold" officeooo:rsid="00093891" officeooo:paragraph-rsid="00093891" style:font-size-asian="10.5pt" style:font-weight-asian="bold" style:font-weight-complex="bold"/>
    </style:style>
    <style:style style:name="P6" style:family="paragraph" style:parent-style-name="Standard">
      <style:text-properties fo:language="ca" fo:country="ES" style:text-underline-style="solid" style:text-underline-width="auto" style:text-underline-color="font-color" fo:font-weight="bold" officeooo:rsid="00093891" officeooo:paragraph-rsid="00106fb6" style:font-size-asian="10.5pt" style:font-weight-asian="bold" style:font-weight-complex="bold"/>
    </style:style>
    <style:style style:name="P7" style:family="paragraph" style:parent-style-name="Standard">
      <style:text-properties fo:language="ca" fo:country="ES" style:text-underline-style="solid" style:text-underline-width="auto" style:text-underline-color="font-color" fo:font-weight="bold" officeooo:rsid="000969c8" officeooo:paragraph-rsid="000969c8" style:font-size-asian="10.5pt" style:font-weight-asian="bold" style:font-weight-complex="bold"/>
    </style:style>
    <style:style style:name="P8" style:family="paragraph" style:parent-style-name="Standard">
      <style:text-properties fo:language="ca" fo:country="ES" style:text-underline-style="solid" style:text-underline-width="auto" style:text-underline-color="font-color" fo:font-weight="bold" officeooo:rsid="000b409d" officeooo:paragraph-rsid="000b409d" style:font-size-asian="10.5pt" style:font-weight-asian="bold" style:font-weight-complex="bold"/>
    </style:style>
    <style:style style:name="P9" style:family="paragraph" style:parent-style-name="Standard">
      <style:text-properties fo:language="ca" fo:country="ES" style:text-underline-style="solid" style:text-underline-width="auto" style:text-underline-color="font-color" fo:font-weight="bold" officeooo:rsid="000eef96" officeooo:paragraph-rsid="000eef96" style:font-size-asian="10.5pt" style:font-weight-asian="bold" style:font-weight-complex="bold"/>
    </style:style>
    <style:style style:name="P10" style:family="paragraph" style:parent-style-name="Standard">
      <style:text-properties fo:language="ca" fo:country="ES" style:text-underline-style="solid" style:text-underline-width="auto" style:text-underline-color="font-color" fo:font-weight="bold" officeooo:rsid="00106fb6" officeooo:paragraph-rsid="00106fb6" style:font-size-asian="10.5pt" style:font-weight-asian="bold" style:font-weight-complex="bold"/>
    </style:style>
    <style:style style:name="P11" style:family="paragraph" style:parent-style-name="Standard">
      <style:text-properties fo:language="ca" fo:country="ES" style:text-underline-style="solid" style:text-underline-width="auto" style:text-underline-color="font-color" fo:font-weight="normal" officeooo:rsid="00065283" officeooo:paragraph-rsid="00065283" style:font-size-asian="10.5pt" style:font-weight-asian="normal" style:font-weight-complex="normal"/>
    </style:style>
    <style:style style:name="P12" style:family="paragraph" style:parent-style-name="Standard">
      <style:text-properties fo:language="ca" fo:country="ES" style:text-underline-style="none" fo:font-weight="normal" officeooo:rsid="000b409d" officeooo:paragraph-rsid="000b409d" style:font-size-asian="10.5pt" style:font-weight-asian="normal" style:font-weight-complex="normal"/>
    </style:style>
    <style:style style:name="P13" style:family="paragraph" style:parent-style-name="Standard">
      <style:text-properties fo:language="ca" fo:country="ES" style:text-underline-style="none" fo:font-weight="normal" officeooo:rsid="000b409d" officeooo:paragraph-rsid="000c21e4" style:font-size-asian="10.5pt" style:font-weight-asian="normal" style:font-weight-complex="normal"/>
    </style:style>
    <style:style style:name="P14" style:family="paragraph" style:parent-style-name="Standard">
      <style:text-properties fo:language="ca" fo:country="ES" style:text-underline-style="none" fo:font-weight="normal" officeooo:rsid="000c3218" officeooo:paragraph-rsid="000c3218" style:font-size-asian="10.5pt" style:font-weight-asian="normal" style:font-weight-complex="normal"/>
    </style:style>
    <style:style style:name="P15" style:family="paragraph" style:parent-style-name="Standard">
      <style:text-properties fo:language="ca" fo:country="ES" style:text-underline-style="none" fo:font-weight="normal" officeooo:rsid="000d6cf1" officeooo:paragraph-rsid="000d6cf1" style:font-size-asian="10.5pt" style:font-weight-asian="normal" style:font-weight-complex="normal"/>
    </style:style>
    <style:style style:name="P16" style:family="paragraph" style:parent-style-name="Standard">
      <style:text-properties fo:language="ca" fo:country="ES" style:text-underline-style="none" fo:font-weight="normal" officeooo:rsid="000969c8" officeooo:paragraph-rsid="000969c8" style:font-size-asian="10.5pt" style:font-weight-asian="normal" style:font-weight-complex="normal"/>
    </style:style>
    <style:style style:name="P17" style:family="paragraph" style:parent-style-name="Standard">
      <style:text-properties fo:language="ca" fo:country="ES" style:text-underline-style="none" fo:font-weight="normal" officeooo:rsid="00093891" officeooo:paragraph-rsid="00093891" style:font-size-asian="10.5pt" style:font-weight-asian="normal" style:font-weight-complex="normal"/>
    </style:style>
    <style:style style:name="P18" style:family="paragraph" style:parent-style-name="Standard">
      <style:text-properties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19" style:family="paragraph" style:parent-style-name="Standard">
      <style:text-properties fo:language="ca" fo:country="ES" style:text-underline-style="none" fo:font-weight="normal" officeooo:rsid="000eef96" officeooo:paragraph-rsid="000eef96" style:font-size-asian="10.5pt" style:font-weight-asian="normal" style:font-weight-complex="normal"/>
    </style:style>
    <style:style style:name="P20" style:family="paragraph" style:parent-style-name="Standard">
      <style:text-properties fo:language="ca" fo:country="ES" style:text-underline-style="none" fo:font-weight="normal" officeooo:rsid="000eef96" officeooo:paragraph-rsid="000f1eac" style:font-size-asian="10.5pt" style:font-weight-asian="normal" style:font-weight-complex="normal"/>
    </style:style>
    <style:style style:name="P21" style:family="paragraph" style:parent-style-name="Standard">
      <style:text-properties fo:language="ca" fo:country="ES" style:text-underline-style="none" fo:font-weight="normal" officeooo:rsid="00065283" officeooo:paragraph-rsid="00065283" style:font-size-asian="10.5pt" style:font-weight-asian="normal" style:font-weight-complex="normal"/>
    </style:style>
    <style:style style:name="P22" style:family="paragraph" style:parent-style-name="Standard">
      <style:text-properties fo:language="ca" fo:country="ES" style:text-underline-style="none" fo:font-weight="normal" officeooo:rsid="0007eac6" officeooo:paragraph-rsid="0007eac6" style:font-size-asian="10.5pt" style:font-weight-asian="normal" style:font-weight-complex="normal"/>
    </style:style>
    <style:style style:name="P23" style:family="paragraph" style:parent-style-name="Standard">
      <style:text-properties fo:language="ca" fo:country="ES" style:text-underline-style="none" fo:font-weight="normal" officeooo:rsid="00106fb6" officeooo:paragraph-rsid="00106fb6" style:font-size-asian="10.5pt" style:font-weight-asian="normal" style:font-weight-complex="normal"/>
    </style:style>
    <style:style style:name="P24" style:family="paragraph" style:parent-style-name="Standard">
      <style:text-properties fo:language="ca" fo:country="ES" style:text-underline-style="none" fo:font-weight="bold" officeooo:rsid="00065283" officeooo:paragraph-rsid="00065283" style:font-size-asian="10.5pt" style:font-weight-asian="bold" style:font-weight-complex="bold"/>
    </style:style>
    <style:style style:name="P25" style:family="paragraph" style:parent-style-name="Standard">
      <style:text-properties fo:language="ca" fo:country="ES" style:text-underline-style="none" fo:font-weight="bold" officeooo:rsid="00093891" officeooo:paragraph-rsid="0014455d" style:font-size-asian="10.5pt" style:font-weight-asian="bold" style:font-weight-complex="bold"/>
    </style:style>
    <style:style style:name="P26" style:family="paragraph" style:parent-style-name="Standard">
      <style:text-properties style:font-name="Liberation Serif"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27" style:family="paragraph" style:parent-style-name="Standard">
      <style:text-properties style:font-name="Liberation Serif" fo:language="ca" fo:country="ES" style:text-underline-style="none" fo:font-weight="normal" officeooo:rsid="0014455d" officeooo:paragraph-rsid="0014455d" style:font-size-asian="10.5pt" style:font-weight-asian="normal" style:font-weight-complex="normal"/>
    </style:style>
    <style:style style:name="P28" style:family="paragraph" style:parent-style-name="Standard">
      <style:text-properties style:font-name="Liberation Serif" fo:language="ca" fo:country="ES" style:text-underline-style="none" fo:font-weight="bold" officeooo:rsid="0014455d" officeooo:paragraph-rsid="0014455d" style:font-size-asian="10.5pt" style:font-weight-asian="bold" style:font-weight-complex="bold"/>
    </style:style>
    <style:style style:name="P29" style:family="paragraph" style:parent-style-name="Text_20_body">
      <style:text-properties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30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31" style:family="paragraph" style:parent-style-name="Standard">
      <style:text-properties style:font-name="Liberation Serif" fo:font-size="12pt" fo:language="ca" fo:country="ES" style:text-underline-style="none" fo:font-weight="normal" officeooo:rsid="00093891" officeooo:paragraph-rsid="00106fb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language="ca" fo:country="ES" style:text-underline-style="none" fo:font-weight="normal" officeooo:rsid="00183f51" officeooo:paragraph-rsid="00183f51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language="ca" fo:country="ES" style:text-underline-style="solid" style:text-underline-width="auto" style:text-underline-color="font-color" fo:font-weight="bold" officeooo:rsid="00183f51" officeooo:paragraph-rsid="00183f51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language="ca" fo:country="ES" style:text-underline-style="none" fo:font-weight="normal" officeooo:rsid="00196729" officeooo:paragraph-rsid="00196729" style:font-size-asian="10.5pt" style:font-weight-asian="normal" style:font-weight-complex="normal"/>
    </style:style>
    <style:style style:name="P3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162362" officeooo:paragraph-rsid="00162362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7eac6" style:font-weight-asian="normal" style:font-weight-complex="normal"/>
    </style:style>
    <style:style style:name="T4" style:family="text">
      <style:text-properties style:text-underline-style="none" fo:font-weight="normal" officeooo:rsid="000b409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c21e4"/>
    </style:style>
    <style:style style:name="T7" style:family="text">
      <style:text-properties officeooo:rsid="000e6abe"/>
    </style:style>
    <style:style style:name="T8" style:family="text">
      <style:text-properties officeooo:rsid="000f1eac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252525" style:font-name="Liberation Serif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52525" style:font-name="Liberation Serif" fo:font-size="12pt" fo:letter-spacing="normal" fo:font-style="italic" fo:font-weight="normal" style:font-size-asian="12pt" style:font-size-complex="12pt"/>
    </style:style>
    <style:style style:name="T13" style:family="text">
      <style:text-properties fo:font-variant="normal" fo:text-transform="none" fo:color="#252525" style:text-line-through-style="none" style:text-line-through-type="none" style:font-name="Liberation Serif" fo:font-size="12pt" fo:letter-spacing="normal" fo:font-style="normal" style:text-blinking="false" style:font-size-asian="12pt" style:font-size-complex="12pt"/>
    </style:style>
    <style:style style:name="T14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blinking="false" style:font-size-asian="12pt" style:font-size-complex="12pt"/>
    </style:style>
    <style:style style:name="T15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6" style:family="text">
      <style:text-properties officeooo:rsid="0016e8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Èxit del Cercle Virtuós</text:p>
      <text:p text:style-name="P1"/>
      <text:p text:style-name="P1">1.-Les parts interessades han de definir els objectius: definir el mínim que exigeixen les p.i. perque el producte els hi sigui rentable.</text:p>
      <text:p text:style-name="P1">2.-Quins característiques ha de tenir perque es cumpleixin els objectius</text:p>
      <text:p text:style-name="P1"/>
      <text:p text:style-name="P1"/>
      <text:p text:style-name="P1"/>
      <text:p text:style-name="P2">Objectius:</text:p>
      <text:p text:style-name="P21">La feina d’un enginyer de requisits consisteix en: </text:p>
      <text:p text:style-name="P21"><text:tab/>• Identificar les parts interessades crítiques </text:p>
      <text:p text:style-name="P24"><text:tab/>• Descobrir què desitgen: </text:p>
      <text:p text:style-name="P24"><text:tab/><text:tab/>– Benefici (valor) mínim de l’ús del sistema </text:p>
      <text:p text:style-name="P24"><text:tab/><text:tab/>– Preu màxim que estan disposats a pagar </text:p>
      <text:p text:style-name="P21"><text:tab/>• Determinar un conjunt de requisits </text:p>
      <text:p text:style-name="P21"><text:tab/>• Assegurant-se que: </text:p>
      <text:p text:style-name="P21"><text:tab/><text:tab/>– si un sistema satisfà els requisits, llavors </text:p>
      <text:p text:style-name="P21"><text:tab/><text:tab/>– s’assoliran els objectius de les parts interessades</text:p>
      <text:p text:style-name="P3"/>
      <text:p text:style-name="P3"/>
      <text:p text:style-name="P21">Un objectiu d'una part interessada en el projecte és: </text:p>
      <text:p text:style-name="P21"><text:tab/>• un benefici que espera aconseguir mitjançant el l’ús o el funcionament del sistema, i </text:p>
      <text:p text:style-name="P21"><text:tab/>• el preu màxim que està disposada a pagar per això </text:p>
      <text:p text:style-name="P3"/>
      <text:p text:style-name="P21">Una part interessada pot tenir diversos objectius. </text:p>
      <text:p text:style-name="P21">El preu màxim es pot referir a un conjunt de beneficis, no només a un d'ells.</text:p>
      <text:p text:style-name="P3"/>
      <text:p text:style-name="P3"/>
      <text:p text:style-name="P3">Objectius i tipus de projecte </text:p>
      <text:p text:style-name="P3"/>
      <text:p text:style-name="P11">Projectes adreçats a clients :</text:p>
      <text:p text:style-name="P3"><text:span text:style-name="T2"><text:tab/>El sistema ha de satisfer les necessitats d'un (o més) client específic, en el context d'una organització específica. </text:span><text:span text:style-name="T3">(facultat, diari, etc...-&gt; puedes entrevistarte con ellos)</text:span></text:p>
      <text:p text:style-name="P21"/>
      <text:p text:style-name="P11">Projectes adreçats a un mercat :</text:p>
      <text:p text:style-name="P3"><text:span text:style-name="T2"><text:tab/>El sistema ha de satisfer les necessitats d'un segment del mercat. S’ha d’aconseguir que els clients potencials d’aquest mercat comprin o usin el sistema. </text:span><text:span text:style-name="T3">()</text:span></text:p>
      <text:p text:style-name="P3"/>
      <text:p text:style-name="P3"/>
      <text:p text:style-name="P22">Una part interessada ACCEPTARÀ/COMPRARÀ/USARÀ el sistema si amb el seu funcionament: </text:p>
      <text:p text:style-name="P22"><text:tab/>• n’obté un benefici igual ó superior al de l’objectiu </text:p>
      <text:p text:style-name="P22"><text:tab/>• amb un cost igual ó inferior al de l’objectiu.</text:p>
      <text:p text:style-name="P4"/>
      <text:p text:style-name="P4"/>
      <text:p text:style-name="P17">Beneficis del google-calendar:</text:p>
      <text:p text:style-name="P17"><text:tab/>organització simple</text:p>
      <text:p text:style-name="P17"><text:tab/>comoditat de no haver de carregar una agenda</text:p>
      <text:p text:style-name="P5"><text:span text:style-name="T2"><text:tab/>crear un esdeveniment per </text:span><text:span text:style-name="T1">poder-lo compartir</text:span><text:span text:style-name="T2"> amb altres persones</text:span></text:p>
      <text:p text:style-name="P17"><text:tab/></text:p>
      <text:p text:style-name="P5"/>
      <text:p text:style-name="P5"/>
      <text:p text:style-name="P16"><text:soft-page-break/>La part interessada (nosaltres) acceptarà el producte (calendari), si de l'ús del sistema obté un benefici i si el preu del benefici que obté es &gt;= al mínim establert.</text:p>
      <text:p text:style-name="P16">Per això s'han de donar uns requisits a l'enginyer del software. </text:p>
      <text:p text:style-name="P7"><text:span text:style-name="T2"><text:tab/>Objectius = {&lt;Vmin, Pmax&gt;} parella de </text:span><text:span text:style-name="T4">benefici</text:span><text:span text:style-name="T2"> mínim i preu màxim.</text:span></text:p>
      <text:p text:style-name="P7"/>
      <text:p text:style-name="P12">No totes les parts tenen els mateixos beneficis:</text:p>
      <text:p text:style-name="P12"><text:tab/>benefici funcional (de l'ús del sistema)</text:p>
      <text:p text:style-name="P13"><text:tab/><text:span text:style-name="T6">promotor (qui paga el projecte)</text:span></text:p>
      <text:p text:style-name="P13"><text:tab/></text:p>
      <text:p text:style-name="P8"/>
      <text:p text:style-name="P12">En cada projecte ha d'haver-hi un glossari: definició de paraules tècniques del projecte.</text:p>
      <text:p text:style-name="P12"><text:span text:style-name="T5">Promotor</text:span>: qui paga el projecte (en el nostre proj ho som nosaltres → amb el nostre temps)</text:p>
      <text:p text:style-name="P12"/>
      <text:p text:style-name="P12"/>
      <text:p text:style-name="P14">PARTS INTERESSADES:</text:p>
      <text:p text:style-name="P15"><text:tab/>• Persona o organització que té un interès <text:span text:style-name="T7">(positiu o negatiu → la competència, o els la tecnología que serà sustituïda [audioguies en el nostre proj]) </text:span>potencial en el sistema que s’ha de desenvolupar. </text:p>
      <text:p text:style-name="P15"><text:tab/>• Usualment, té els seus propis requisits per al sistema. </text:p>
      <text:p text:style-name="P15"><text:tab/>• Una persona pot representar els interessos de diverses parts interessades.</text:p>
      <text:p text:style-name="P7"/>
      <text:p text:style-name="P7"/>
      <text:p text:style-name="P9">OBJECTIUS S.M.A.R.T. (Specific Measurable Agreed upon Realistic Time bound):</text:p>
      <text:p text:style-name="P16"/>
      <text:p text:style-name="P19">• Specific </text:p>
      <text:p text:style-name="P19"><text:tab/>• Well defined; clear to anyone that knows the project (han d'estar clar per a totes les persones que treballen al projecte).</text:p>
      <text:p text:style-name="P19">• Measurable </text:p>
      <text:p text:style-name="P19"><text:tab/>• Know if the goal is obtainable and how far the completion is <text:span text:style-name="T8">(manera objectiva de saber <text:tab/>quan s'ha l'objectiu s'ha aconsseguit → o en quin grau s'ha aconsseguit)</text:span></text:p>
      <text:p text:style-name="P20"><text:tab/>• Know when it has been achieved <text:span text:style-name="T8">(booleà o quantificable)</text:span></text:p>
      <text:p text:style-name="P19">• Agreed upon </text:p>
      <text:p text:style-name="P19"><text:tab/>• Agreement with all the stakeholders what the goals should be <text:span text:style-name="T8">(quan totes les parts <text:tab/>interessades estàn d'acord en que els objectius s'han d'obtenir)</text:span></text:p>
      <text:p text:style-name="P19">• Realistic </text:p>
      <text:p text:style-name="P19"><text:tab/>• Within the availability of resources and knowledge <text:span text:style-name="T8">(objectius assolibles → NO utòpics)</text:span></text:p>
      <text:p text:style-name="P19">• Time bound </text:p>
      <text:p text:style-name="P19"><text:tab/>• When the goal must be achieved <text:span text:style-name="T8">(acotat temporalment → s'especifica quan s'ha <text:tab/>d'aconsseguir un objectiu)</text:span></text:p>
      <text:p text:style-name="P17"><text:tab/></text:p>
      <text:p text:style-name="P5"/>
      <text:p text:style-name="P10">VALIDACIÓ DELS OBJECTIUS:</text:p>
      <text:p text:style-name="P23">Assegurar-se de que realment els usuaris estaràn satisfets si el sistema els permet assolir els objectius. (→ mètodes àgils: fer productes continuament [quasi setmanalment]).</text:p>
      <text:p text:style-name="P6"/>
      <text:p text:style-name="P25">------------------------------------------------------------------------------------------------------------------------</text:p>
      <text:p text:style-name="P18"/>
      <text:p text:style-name="P18"/>
      <text:p text:style-name="P18"/>
      <text:p text:style-name="P18"/>
      <text:p text:style-name="P18"/>
      <text:p text:style-name="P26"/>
      <text:p text:style-name="P28"><text:soft-page-break/>19-09-2014</text:p>
      <text:p text:style-name="P26"/>
      <text:p text:style-name="P27">[Wikipedia]</text:p>
      <text:p text:style-name="P29"><text:span text:style-name="T9">SMART </text:span><text:span text:style-name="T10">is a </text:span><text:a xlink:type="simple" xlink:href="http://en.wikipedia.org/wiki/Mnemonic"><text:span text:style-name="T14">mnemonic</text:span></text:a><text:span text:style-name="T13"> </text:span><text:a xlink:type="simple" xlink:href="http://en.wikipedia.org/wiki/Acronym"><text:span text:style-name="T14">acronym</text:span></text:a><text:span text:style-name="T10">, giving criteria to guide in the setting of objectives, for example in </text:span><text:a xlink:type="simple" xlink:href="http://en.wikipedia.org/wiki/Project_management"><text:span text:style-name="T14">project management</text:span></text:a><text:span text:style-name="T10">, employee-</text:span><text:a xlink:type="simple" xlink:href="http://en.wikipedia.org/wiki/Performance_management">performance management</text:a><text:span text:style-name="T14"> </text:span><text:span text:style-name="T10">and </text:span><text:a xlink:type="simple" xlink:href="http://en.wikipedia.org/wiki/Personal_development"><text:span text:style-name="T14">personal development</text:span></text:a><text:span text:style-name="T10">. The letters S and M usually mean </text:span><text:span text:style-name="T9">specific </text:span><text:span text:style-name="T10">and </text:span><text:span text:style-name="T9">measurable</text:span><text:span text:style-name="T10">. The other letters have meant different things to different authors, as described below. Additional letters have been added by some authors.</text:span></text:p>
      <text:p text:style-name="P30"><text:span text:style-name="T11">SMART criteria are commonly attributed to Peter Drucker's </text:span><text:a xlink:type="simple" xlink:href="http://en.wikipedia.org/wiki/Management_by_objectives">management by objectives</text:a><text:span text:style-name="T15"> </text:span><text:span text:style-name="T11">concept.</text:span><text:bookmark text:name="cite_ref-1"/><text:a xlink:type="simple" xlink:href="http://en.wikipedia.org/wiki/SMART_criteria#cite_note-1">[1]</text:a><text:span text:style-name="T15"> </text:span><text:span text:style-name="T11">The first-known use of the term occurs in the November 1981 issue of </text:span><text:span text:style-name="T12">Management Review </text:span><text:span text:style-name="T11">by George T. Doran.</text:span><text:bookmark text:name="cite_ref-Doran-1981_2-0"/><text:a xlink:type="simple" xlink:href="http://en.wikipedia.org/wiki/SMART_criteria#cite_note-Doran-1981-2">[2]</text:a><text:span text:style-name="T15"> </text:span><text:span text:style-name="T11">The principal advantage of SMART objectives is that they are easier to understand, to do, and then be reassured that they </text:span><text:span text:style-name="T12">have </text:span><text:span text:style-name="T11">been done.</text:span></text:p>
      <text:p text:style-name="P30"/>
      <text:p text:style-name="P35">LABO: ER_14_15QT_13/1_<text:span text:style-name="T16">GabrielCarrillo</text:span></text:p>
      <text:p text:style-name="P31"/>
      <text:p text:style-name="P31"/>
      <text:p text:style-name="P33">Objectius de l’elaboració de l’estat de l’art</text:p>
      <text:p text:style-name="P32"/>
      <text:p text:style-name="P32">1. Conèixer de quines maneres es realitza actualment l'activitat que es pretén millorar.</text:p>
      <text:p text:style-name="P32">2. Conèixer de quines maneres es realitzen actualment activitats semblants en altres àmbits.</text:p>
      <text:p text:style-name="P32">3. Conèixer les característiques de la tecnologia "nova" a utilitzar.</text:p>
      <text:p text:style-name="P32">4. Saber per què l'aplicació de la tecnologia proposada podria millorar la situació actual.</text:p>
      <text:p text:style-name="P32">5. Conèixer els aspectes econòmics/socials/legals necessaris.</text:p>
      <text:p text:style-name="P26"/>
      <text:p text:style-name="P34">Joan y yo:<text:tab/>Leer «Exemple Estat de l'art (ER2013_14Q2)»</text:p>
      <text:p text:style-name="P34"/>
      <text:p text:style-name="P34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4:09:10.499530840</meta:creation-date>
    <meta:generator>LibreOffice/4.2.6.3$Linux_x86 LibreOffice_project/420m0$Build-3</meta:generator>
    <dc:date>2014-09-19T18:41:41.390398560</dc:date>
    <meta:editing-duration>PT1H40M45S</meta:editing-duration>
    <meta:editing-cycles>22</meta:editing-cycles>
    <meta:document-statistic meta:table-count="0" meta:image-count="0" meta:object-count="0" meta:page-count="3" meta:paragraph-count="72" meta:word-count="775" meta:character-count="5118" meta:non-whitespace-character-count="4337"/>
  </office:meta>
</office:document-meta>
</file>